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Table1" style:family="table">
      <style:table-properties style:width="6.4653in" fo:margin-left="0in" fo:margin-top="0in" fo:margin-bottom="0in" table:align="left"/>
    </style:style>
    <style:style style:name="Table1.A" style:family="table-column">
      <style:table-column-properties style:column-width="1.9403in"/>
    </style:style>
    <style:style style:name="Table1.B" style:family="table-column">
      <style:table-column-properties style:column-width="4.5243in"/>
    </style:style>
    <style:style style:name="Table1.1" style:family="table-row">
      <style:table-row-properties style:min-row-height="0.3576in" fo:keep-together="auto"/>
    </style:style>
    <style:style style:name="Table1.A1" style:family="table-cell">
      <style:table-cell-properties style:vertical-align="" fo:padding="0.0694in" fo:border="0.75pt solid #808080"/>
    </style:style>
    <style:style style:name="Table1.2" style:family="table-row">
      <style:table-row-properties style:min-row-height="0.7326in" fo:keep-together="auto"/>
    </style:style>
    <style:style style:name="Table1.4" style:family="table-row">
      <style:table-row-properties style:min-row-height="0.5451in" fo:keep-together="auto"/>
    </style:style>
    <style:style style:name="P1" style:family="paragraph" style:parent-style-name="Standard">
      <style:paragraph-properties fo:margin-top="0.1665in" fo:margin-bottom="0.1665in" loext:contextual-spacing="false" fo:line-height="100%"/>
    </style:style>
    <style:style style:name="P2"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7"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18" style:family="paragraph" style:parent-style-name="Standard" style:list-style-name="WWNum5">
      <style:paragraph-properties fo:margin-left="1in" fo:margin-right="0in" fo:margin-top="0in" fo:margin-bottom="0.1665in" loext:contextual-spacing="false" fo:line-height="100%" fo:text-indent="-0.25in" style:auto-text-indent="false"/>
    </style:style>
    <style:style style:name="P19"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20" style:family="paragraph" style:parent-style-name="Heading_20_3">
      <style:paragraph-properties fo:margin-top="0.1945in" fo:margin-bottom="0.0555in" loext:contextual-spacing="false" fo:line-height="100%" fo:keep-together="auto" fo:keep-with-next="auto"/>
    </style:style>
    <style:style style:name="P21" style:family="paragraph" style:parent-style-name="Heading_20_2">
      <style:paragraph-properties fo:margin-top="0.25in" fo:margin-bottom="0.0555in" loext:contextual-spacing="false" fo:line-height="100%" fo:keep-together="auto" fo:keep-with-next="auto"/>
    </style:style>
    <style:style style:name="T1" style:family="text">
      <style:text-properties fo:font-size="23pt" fo:font-weight="bold" style:font-size-asian="23pt" style:font-weight-asian="bold" style:font-size-complex="23pt" style:font-weight-complex="bold"/>
    </style:style>
    <style:style style:name="T2" style:family="text">
      <style:text-properties fo:font-size="17pt" fo:font-weight="bold" style:font-size-asian="17pt" style:font-weight-asian="bold" style:font-size-complex="17pt" style:font-weight-complex="bold"/>
    </style:style>
    <style:style style:name="T3" style:family="text">
      <style:text-properties fo:font-weight="bold" style:font-weight-asian="bold" style:font-weight-complex="bold"/>
    </style:style>
    <style:style style:name="T4" style:family="text">
      <style:text-properties fo:color="#000000" fo:font-size="13pt" fo:font-weight="bold"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8s81tic84g0q"/><text:span text:style-name="T1">Case Narrative: Formal Complaint and Termination of Joshua D. Shipman</text:span></text:p>
      <text:p text:style-name="P21"><text:bookmark text:name="_xl5wu8offl0j"/><text:span text:style-name="T2">1.0 Introduction and Complainant Profile</text:span></text:p>
      <text:p text:style-name="P1">This document provides a comprehensive, evidence-based chronological narrative of the events surrounding Mr. Joshua D. Shipman's formal complaints against GAINSCO Auto Insurance and his subsequent termination. The narrative is constructed for a legal and investigative audience and is based exclusively on the provided source documentation, including email correspondence and summaries of allegations. Its purpose is to present a clear timeline and factual basis for the claims asserted by the complainant.</text:p>
      <text:p text:style-name="P1">The complainant, <text:span text:style-name="T3">Joshua D. Shipman</text:span>, was an employee of GAINSCO for eight years, holding the position of Claims Manager. In this capacity, he had oversight of several operational units, including the Fastlane, Total Loss, QRM/CallCenter, and Administrative groups. In his formal complaints, Mr. Shipman alleges discriminatory treatment based on his status within several protected classes: his <text:span text:style-name="T3">Age</text:span> (45), <text:span text:style-name="T3">Sexual Orientation</text:span> (Gay), and <text:span text:style-name="T3">Disability</text:span> (Autism/Medical Issues). The formal initiation of this case began with Mr. Shipman's written complaint to Human Resources.</text:p>
      <text:p text:style-name="P21"><text:bookmark text:name="_aih8gsg4fjcw"/><text:span text:style-name="T2">2.0 The Initial Formal Complaint: Allegations of Discrimination and Hostile Work Environment</text:span></text:p>
      <text:p text:style-name="P1">The formal initiation of this case occurred on August 16, 2024, when Mr. Shipman submitted a detailed written complaint to GAINSCO's Human Resources department. This communication serves as a critical event, as it constitutes a protected activity under employment law. By formally alleging discrimination, Mr. Shipman established a legal tripwire that shields an employee from retaliatory actions, thus setting a baseline against which the company's subsequent conduct, including his eventual termination, can be evaluated.</text:p>
      <text:p text:style-name="P20"><text:bookmark text:name="_bxwt4s2xa68p"/><text:span text:style-name="T4">Summary of Allegations (August 16, 2024):</text:span></text:p>
      <text:p text:style-name="P1">Mr. Shipman's initial complaint outlined a pattern of systemic issues he had faced over more than five years of his employment. The core allegations included:</text:p>
      <text:list xml:id="list3326870052" text:style-name="WWNum1">
        <text:list-item>
          <text:p text:style-name="P2"><text:span text:style-name="T3">A "culture of harassment"</text:span> that had negatively impacted his health, well-being, and opportunities for career advancement.</text:p>
        </text:list-item>
        <text:list-item>
          <text:p text:style-name="P7"><text:span text:style-name="T3">Unequal and biased treatment</text:span> compared to his peers, which created a "hostile work environment" causing undue stress and anxiety.</text:p>
        </text:list-item>
        <text:list-item>
          <text:p text:style-name="P7">A stated belief that the discriminatory bias was linked to his <text:span text:style-name="T3">sexual orientation, age, and beliefs</text:span>.</text:p>
        </text:list-item>
        <text:list-item>
          <text:p text:style-name="P7">Specific manifestations of this bias, which he detailed as:</text:p>
          <text:list>
            <text:list-item>
              <text:p text:style-name="P16">Additional Role and Responsibilities without support or commensurate compensation.</text:p>
            </text:list-item>
            <text:list-item>
              <text:p text:style-name="P16">Unobtainable Metrics and Goals.</text:p>
            </text:list-item>
            <text:list-item>
              <text:p text:style-name="P16">Reduction in Scope.</text:p>
            </text:list-item>
            <text:list-item>
              <text:p text:style-name="P16">Reduction in Workforce.</text:p>
            </text:list-item>
            <text:list-item>
              <text:p text:style-name="P16">Pay / Title Inequity.</text:p>
            </text:list-item>
            <text:list-item>
              <text:p text:style-name="P16">Failure to understand a generic "Claims Manager" role as defined by the industry.</text:p>
            </text:list-item>
          </text:list>
        </text:list-item>
        <text:list-item>
          <text:p text:style-name="P12">An allegation of <text:span text:style-name="T3">retaliation</text:span> for "advising against the bias," which he claimed was demonstrated by the removal of his duties and scope of work without due cause or poor performance.</text:p>
        </text:list-item>
      </text:list>
      <text:p text:style-name="P1">In his complaint, Mr. Shipman formally requested that GAINSCO take specific remedial actions to address his concerns. He sought the following:</text:p>
      <text:list xml:id="list1859094052" text:style-name="WWNum4">
        <text:list-item>
          <text:p text:style-name="P3">Reasonable accommodations to address the harm caused by the alleged bias.</text:p>
        </text:list-item>
        <text:list-item>
          <text:p text:style-name="P8">Appropriate action to rectify the situation and provide necessary support.</text:p>
        </text:list-item>
        <text:list-item>
          <text:p text:style-name="P13">An end to all discriminatory behavior based on sexual orientation, age, or beliefs.</text:p>
        </text:list-item>
      </text:list>
      <text:p text:style-name="P1">The submission of this formal complaint marked the beginning of the official documented exchange between Mr. Shipman and GAINSCO.</text:p>
      <text:p text:style-name="P21"><text:bookmark text:name="_djdkxiv48jy2"/><text:span text:style-name="T2">3.0 GAINSCO's Acknowledgment and Initiation of Investigation</text:span></text:p>
      <text:p text:style-name="P1"><text:soft-page-break/>Following the submission of the formal complaint, GAINSCO's initial communications established a clear timeline of the company's awareness and the official assignment of the matter to its legal counsel for investigation.</text:p>
      <text:p text:style-name="P20"><text:bookmark text:name="_aslal54200il"/><text:span text:style-name="T4">August 16, 2024 - Initial Acknowledgment</text:span></text:p>
      <text:p text:style-name="P1">On the same day the complaint was filed, Stephanie D. Pathak, HR Business Partner, sent an email acknowledging receipt. In her response, she referenced a prior phone call with Mr. Shipman and confirmed that she was "discussing internally how to proceed." Critically, Ms. Pathak copied Sola Opeola, Associate General Counsel, on the email and stated that Ms. Opeola would "work with [him] directly on this matter," formally assigning the case for review.</text:p>
      <text:p text:style-name="P20"><text:bookmark text:name="_q1etby38m17i"/><text:span text:style-name="T4">August 19, 2024 - Formal Confirmation of Investigation</text:span></text:p>
      <text:p text:style-name="P1">Three days later, on August 19, 2024, Ms. Pathak followed up with a second email. She reiterated the company's official position that it "do[es] not tolerate discrimination or retaliation against employees." The email provided formal confirmation that the General Counsel had directed Sola Opeola to "conduct a thorough investigation of the allegations" raised by Mr. Shipman.</text:p>
      <text:p text:style-name="P1">Following the company's commitment to a thorough investigation, Mr. Shipman's grievances expanded, culminating in the termination of his employment approximately one year later.</text:p>
      <text:p text:style-name="P21"><text:bookmark text:name="_wi1ahfvz5z5d"/><text:span text:style-name="T2">4.0 Termination of Employment and Post-Termination Dispute</text:span></text:p>
      <text:p text:style-name="P1">The central adverse employment action in this case is the termination of Mr. Shipman's employment, which occurred on September 17, 2025, just over one year after he filed his initial formal complaint. The circumstances surrounding the termination and the subsequent dispute over official documentation and compensation are a key point of contention.</text:p>
      <text:p text:style-name="P20"><text:bookmark text:name="_2e9hc8i57gin"/><text:span text:style-name="T4">The Termination Event (September 17, 2025)</text:span></text:p>
      <text:p text:style-name="P1">Mr. Shipman's employment with GAINSCO was terminated during a meeting with Travis Cober and Stephanie Pathak.</text:p>
      <text:p text:style-name="P20"><text:bookmark text:name="_ocg7qhmuzbfn"/><text:span text:style-name="T4">GAINSCO's Stated Justification</text:span></text:p>
      <text:p text:style-name="P1">According to a follow-up email from the company, the official reason provided for the termination was that Mr. Shipman had "...violated company policy by berating one of your direct reports in an email just 10 days after Travis had met with you during a 1:1 to discuss, among other items, concerns about your interactions with your direct reports."</text:p>
      <text:p text:style-name="P20"><text:bookmark text:name="_6txyr3r27bzy"/><text:span text:style-name="T4">Mr. Shipman's Post-Termination Requests</text:span></text:p>
      <text:p text:style-name="P1">On September 29, 2025, Mr. Shipman sent an email requesting formal documentation related to his termination, stating he had not yet received any official paperwork. His specific requests included:</text:p>
      <text:list xml:id="list2243663532" text:style-name="WWNum2">
        <text:list-item>
          <text:p text:style-name="P4">Official written notice of termination and the reason for it.</text:p>
        </text:list-item>
        <text:list-item>
          <text:p text:style-name="P9">Information regarding a severance package.</text:p>
        </text:list-item>
        <text:list-item>
          <text:p text:style-name="P9">Instructions for the conversion and continuation of benefits.</text:p>
        </text:list-item>
        <text:list-item>
          <text:p text:style-name="P9">Details on the status of outstanding compensation and accrued vacation time.</text:p>
        </text:list-item>
        <text:list-item>
          <text:p text:style-name="P14">Information on the FedEx process for returning company equipment.</text:p>
        </text:list-item>
      </text:list>
      <text:p text:style-name="P20"><text:bookmark text:name="_1a34l1ero90s"/><text:span text:style-name="T4">GAINSCO's Formal Response</text:span></text:p>
      <text:p text:style-name="P1">GAINSCO responded to each of Mr. Shipman's requests, outlining the company's position and actions taken.</text:p>
      <table:table table:name="Table1" table:style-name="Table1">
        <table:table-column table:style-name="Table1.A"/>
        <table:table-column table:style-name="Table1.B"/>
        <text:soft-page-break/>
        <table:table-row table:style-name="Table1.1">
          <table:table-cell table:style-name="Table1.A1" office:value-type="string">
            <text:p text:style-name="P1"><text:span text:style-name="T3">Request</text:span></text:p>
          </table:table-cell>
          <table:table-cell table:style-name="Table1.A1" office:value-type="string">
            <text:p text:style-name="P1"><text:span text:style-name="T3">GAINSCO's Stated Position</text:span></text:p>
          </table:table-cell>
        </table:table-row>
        <table:table-row table:style-name="Table1.2">
          <table:table-cell table:style-name="Table1.A1" office:value-type="string">
            <text:p text:style-name="P1"><text:span text:style-name="T3">Official Written Notice</text:span></text:p>
          </table:table-cell>
          <table:table-cell table:style-name="Table1.A1" office:value-type="string">
            <text:p text:style-name="P1">"I’m not exactly sure what you mean by official here... There isn’t anything more to occur than the discussion at the meeting..."</text:p>
          </table:table-cell>
        </table:table-row>
        <table:table-row table:style-name="Table1.1">
          <table:table-cell table:style-name="Table1.A1" office:value-type="string">
            <text:p text:style-name="P1"><text:span text:style-name="T3">Severance Package</text:span></text:p>
          </table:table-cell>
          <table:table-cell table:style-name="Table1.A1" office:value-type="string">
            <text:p text:style-name="P1">"There is no severance package."</text:p>
          </table:table-cell>
        </table:table-row>
        <table:table-row table:style-name="Table1.4">
          <table:table-cell table:style-name="Table1.A1" office:value-type="string">
            <text:p text:style-name="P1"><text:span text:style-name="T3">Benefits Continuation</text:span></text:p>
          </table:table-cell>
          <table:table-cell table:style-name="Table1.A1" office:value-type="string">
            <text:p text:style-name="P1">The information was originally emailed on September 17 and was re-sent after his inquiry.</text:p>
          </table:table-cell>
        </table:table-row>
        <table:table-row table:style-name="Table1.2">
          <table:table-cell table:style-name="Table1.A1" office:value-type="string">
            <text:p text:style-name="P1"><text:span text:style-name="T3">Outstanding Compensation/PTO</text:span></text:p>
          </table:table-cell>
          <table:table-cell table:style-name="Table1.A1" office:value-type="string">
            <text:p text:style-name="P1">Final pay was direct-deposited on September 23. The company cited its policy of not paying out unused PTO upon termination unless required by law.</text:p>
          </table:table-cell>
        </table:table-row>
        <table:table-row table:style-name="Table1.2">
          <table:table-cell table:style-name="Table1.A1" office:value-type="string">
            <text:p text:style-name="P1"><text:span text:style-name="T3">Equipment Return Process</text:span></text:p>
          </table:table-cell>
          <table:table-cell table:style-name="Table1.A1" office:value-type="string">
            <text:p text:style-name="P1">A FedEx label was originally sent to an incorrect email address on September 17 and was re-sent to the correct address after his inquiry.</text:p>
          </table:table-cell>
        </table:table-row>
      </table:table>
      <text:p text:style-name="P1">Following this exchange, Mr. Shipman formally expanded his original complaint with a new set of grievances that had allegedly occurred in the intervening period.</text:p>
      <text:p text:style-name="P21"><text:bookmark text:name="_7w06z2dbvtpl"/><text:span text:style-name="T2">5.0 Submission of Additional Grievances</text:span></text:p>
      <text:p text:style-name="P1">In his email of September 29, 2025, Mr. Shipman significantly expanded the scope of his original complaint. This submission added new and more specific allegations, notably introducing a claim of disability discrimination, which he alleges occurred over the preceding two years. These additional grievances serve to broaden the claim from one of general bias to a more detailed account of specific unfair practices.</text:p>
      <text:p text:style-name="P1">Mr. Shipman requested an immediate and comprehensive investigation into the following issues:</text:p>
      <text:list xml:id="list2375815454" text:style-name="WWNum3">
        <text:list-item>
          <text:p text:style-name="P5"><text:span text:style-name="T3">Unfair Treatment Related to Disability and Denial of Reasonable Accommodation</text:span> (Alleging his "medical issues being 'pushed down' and mishandled").</text:p>
        </text:list-item>
        <text:list-item>
          <text:p text:style-name="P10"><text:span text:style-name="T3">Unfair Distribution of Workloads</text:span> (Compared to peers, including headcount, process management, and employee types).</text:p>
        </text:list-item>
        <text:list-item>
          <text:p text:style-name="P10"><text:span text:style-name="T3">Unfair Pay Practices</text:span> (Claiming his work level was not commensurate with a "Manager 1" classification).</text:p>
        </text:list-item>
        <text:list-item>
          <text:p text:style-name="P10"><text:span text:style-name="T3">Unfair Disciplinary Action</text:span> (Based on undocumented discussions with leadership where no warning was given).</text:p>
        </text:list-item>
        <text:list-item>
          <text:p text:style-name="P10"><text:span text:style-name="T3">Hostile Work Environment</text:span> (Noting he was "advised that I was no longer part of the 'leadership team'... twice by Sr. Claims Leadership").</text:p>
        </text:list-item>
        <text:list-item>
          <text:p text:style-name="P10"><text:span text:style-name="T3">Favoritism in the Workplace</text:span> (Resulting in hardships for his group compared to others).</text:p>
        </text:list-item>
        <text:list-item>
          <text:p text:style-name="P10"><text:span text:style-name="T3">Unfair Practices of Documentation and Performance Reviews</text:span> (Between different VP levels).</text:p>
        </text:list-item>
        <text:list-item>
          <text:p text:style-name="P15"><text:span text:style-name="T3">Unfair Metrics and Objectives</text:span> (Including those he described as mathematically impossible).</text:p>
        </text:list-item>
      </text:list>
      <text:p text:style-name="P1">Additional notes provided by Mr. Shipman give further context to these grievances. He reported that after being asked to provide a new job description, HR informed him the review was not for reclassification or salary purposes. He also noted that in 2024, his role was split, with the Total Loss division being reassigned. Subsequently, a former subordinate, Franco Glaze, was promoted to manage that division at a "Manager 2" level—a classification Mr. Shipman felt highlighted the inequity of his own role compared to peers like Miles Lerman. These events regarding the job description review and the promotion of a subordinate provide the specific context for his claims of <text:span text:style-name="T3">Unfair Pay Practices</text:span> and <text:span text:style-name="T3">Unfair Distribution of Workloads</text:span>.</text:p>
      <text:p text:style-name="P21"><text:bookmark text:name="_dyahubz5wz2v"/><text:span text:style-name="T2">6.0 Summary of Potential Legal Claims</text:span></text:p>
      <text:p text:style-name="P1">The preceding narrative of events, communications, and allegations, if substantiated, do not represent isolated incidents but rather form a cohesive pattern of conduct that maps directly onto established legal claims under federal employment law. This final section categorizes these claims as an investigator would, providing a clear framework for legal review.</text:p>
      <text:list xml:id="list3428441341" text:style-name="WWNum5">
        <text:list-item>
          <text:p text:style-name="P6"><text:span text:style-name="T3">Discrimination Based on Sexual Orientation (Title VII of the Civil Rights Act)</text:span></text:p>
          <text:list>
            <text:list-item>
              <text:p text:style-name="P17">Alleges unequal treatment, exclusion from leadership, pay inequity, and a hostile work environment due to his identity as a gay man.</text:p>
            </text:list-item>
          </text:list>
        </text:list-item>
        <text:list-item>
          <text:p text:style-name="P11"><text:span text:style-name="T3">Age Discrimination (Age Discrimination in Employment Act - ADEA)</text:span></text:p>
          <text:list>
            <text:list-item>
              <text:p text:style-name="P17">Alleges that adverse employment actions, including a reduction in duties and loss of career advancement opportunities, were directly related to his age (45).</text:p>
            </text:list-item>
          </text:list>
        </text:list-item>
        <text:list-item>
          <text:p text:style-name="P11"><text:span text:style-name="T3">Disability Discrimination (Americans with Disabilities Act - ADA)</text:span></text:p>
          <text:list>
            <text:list-item>
              <text:p text:style-name="P17">Alleges that GAINSCO failed to provide reasonable accommodations and mishandled his medical issues related to his Autism diagnosis.</text:p>
            </text:list-item>
          </text:list>
        </text:list-item>
        <text:list-item>
          <text:p text:style-name="P11"><text:span text:style-name="T3">Retaliation (Title VII, ADEA, ADA)</text:span></text:p>
          <text:list>
            <text:list-item>
              <text:p text:style-name="P17">Alleges that adverse employment actions, including a reduction of duties and eventual termination, were taken as a direct result of his formal protected complaint filed in August 2024.</text:p>
            </text:list-item>
          </text:list>
        </text:list-item>
        <text:list-item>
          <text:p text:style-name="P11"><text:span text:style-name="T3">Hostile Work Environment (Title VII, ADEA, ADA)</text:span></text:p>
          <text:list>
            <text:list-item>
              <text:p text:style-name="P17">Alleges a sustained pattern of intimidation, exclusion from leadership, and the imposition of unreasonable or unobtainable performance metrics created an abusive work environment.</text:p>
            </text:list-item>
          </text:list>
        </text:list-item>
        <text:list-item>
          <text:p text:style-name="P11"><text:soft-page-break/><text:span text:style-name="T3">Unequal Pay / Wage Discrimination (Equal Pay Act / Title VII)</text:span></text:p>
          <text:list>
            <text:list-item>
              <text:p text:style-name="P17">Alleges that his compensation and title were not commensurate with his scope of duties, responsibilities, and workload when compared to similarly situated peers.</text:p>
            </text:list-item>
          </text:list>
        </text:list-item>
        <text:list-item>
          <text:p text:style-name="P11"><text:span text:style-name="T3">Wrongful Termination (Title VII, ADEA, ADA)</text:span></text:p>
          <text:list>
            <text:list-item>
              <text:p text:style-name="P18">Alleges that the company's stated reason for his termination—berating a direct report—was a pretext for unlawful discrimination and retaliation for his protected complaint activity.</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4" meta:paragraph-count="87" meta:word-count="1684" meta:character-count="11282" meta:non-whitespace-character-count="9729"/>
    <meta:generator>LibreOfficeDev/6.0.5.2$Linux_X86_64 LibreOffice_project/</meta:generator>
  </office:meta>
</office:document-meta>
</file>